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Courier New'"/>
    <style:font-face style:name="Bitstream Vera Sans" svg:font-family="'Bitstream Vera Sans'" style:font-pitch="variable"/>
    <style:font-face style:name="Luxi Sans" svg:font-family="'Luxi Sans'" style:font-pitch="variable"/>
    <style:font-face style:name="Nimbus Roman No9 L" svg:font-family="'Nimbus Roman No9 L', 'Times New Roman'" style:font-family-generic="roman" style:font-pitch="variable"/>
    <style:font-face style:name="DejaVu LGC Sans" svg:font-family="'DejaVu LGC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6pt" fo:language="en" fo:country="GB" style:font-size-asian="16pt" style:font-name-complex="Luxi Sans" style:font-size-complex="16pt" style:language-complex="en" style:country-complex="US"/>
    </style:style>
    <style:style style:name="P2" style:family="paragraph" style:parent-style-name="Standard">
      <style:paragraph-properties fo:text-align="center" style:justify-single-word="false"/>
      <style:text-properties fo:language="en" fo:country="GB" style:font-name-complex="Luxi Sans" style:language-complex="en" style:country-complex="US"/>
    </style:style>
    <style:style style:name="P3" style:family="paragraph" style:parent-style-name="Standard">
      <style:paragraph-properties fo:text-align="center" style:justify-single-word="false"/>
      <style:text-properties style:use-window-font-color="true" fo:font-size="16pt" fo:language="en" fo:country="GB" style:text-underline-style="solid" style:text-underline-width="auto" style:text-underline-color="font-color" fo:font-weight="bold" style:font-name-asian="Bitstream Vera Sans" style:font-size-asian="16pt" style:font-weight-asian="bold" style:font-name-complex="Luxi Sans" style:font-size-complex="16pt" style:language-complex="en" style:country-complex="US"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GB" style:font-name-complex="Luxi Sans" style:language-complex="en" style:country-complex="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n" fo:country="GB" style:font-name-complex="Luxi Sans" style:language-complex="en" style:country-complex="US"/>
    </style:style>
    <style:style style:name="T1" style:family="text">
      <style:text-properties fo:language="en" fo:country="GB" style:font-name-complex="Luxi Sans" style:language-complex="en" style:country-complex="US"/>
    </style:style>
    <style:style style:name="T2" style:family="text">
      <style:text-properties style:text-position="super 58%" fo:language="en" fo:country="GB" style:font-name-complex="Luxi Sans" style:language-complex="en" style:country-complex="US"/>
    </style:style>
    <style:style style:name="T3" style:family="text">
      <style:text-properties style:text-position="0% 100%" fo:language="en" fo:country="GB" style:font-name-complex="Luxi Sans" style:language-complex="en" style:country-complex="US"/>
    </style:style>
    <style:style style:name="T4" style:family="text">
      <style:text-properties fo:language="en" fo:country="GB" style:language-asian="en" style:country-asian="US" style:font-name-complex="Luxi Sans" style:language-complex="en" style:country-complex="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pine Brain Imaging Meeting 2007:</text:p>
      <text:p text:style-name="P2"/>
      <text:p text:style-name="P2"/>
      <text:p text:style-name="P3">Impulsive decision-making: Findings from the modelling of 3 versions of the Iowa Gambling Task</text:p>
      <text:p text:style-name="P2"/>
      <text:p text:style-name="P2"/>
      <text:p text:style-name="P4"><text:span text:style-name="T1">Mathieu d'Acremont</text:span><text:span text:style-name="T2">1</text:span><text:span text:style-name="T1">, Manfred Gilli</text:span><text:span text:style-name="T2">2</text:span><text:span text:style-name="T1">, Martial Van der Linden</text:span><text:span text:style-name="T2">3</text:span><text:span text:style-name="T1">, Antoine Bechara</text:span><text:span text:style-name="T2">4</text:span></text:p>
      <text:p text:style-name="P2"/>
      <text:p text:style-name="P4"><text:span text:style-name="T2">1</text:span><text:span text:style-name="T1">Swiss Centre for Affective Sciences, University of Geneva</text:span></text:p>
      <text:p text:style-name="P4"><text:span text:style-name="T2">2</text:span><text:span text:style-name="T1">Department of Econometrics, University of Geneva</text:span></text:p>
      <text:p text:style-name="P4"><text:span text:style-name="T2">3</text:span><text:span text:style-name="T1">Department of Psychology, University of Geneva</text:span></text:p>
      <text:p text:style-name="P4"><text:span text:style-name="T2">4</text:span><text:span text:style-name="T3">Brain and Creativity Institute, </text:span><text:span text:style-name="T1">University of Southern California</text:span></text:p>
      <text:p text:style-name="P2"/>
      <text:p text:style-name="P5"/>
      <text:p text:style-name="P6"><text:span text:style-name="T1">The Iowa Gambling Task (IGT) is a popular method for investigating decision-making. In its original version, participants make 100 choices from four decks of cards <text:s/>(Bechara et al., 1994). Each choice is followed by a gain and/or a loss of money. The goal is to maximize the net payoff across the successive trials. Two decks are advantageous but their positions are ignored by the participant. Choices in this version have been modelled by means of a reinforcement learning algorithm that decomposes decision-making into 3 parameters: a learning rate, a sensitivity to reward, and an exploration tendency (Busemeyer &amp; Stout, 2002). However this modelling is problematic because simulations have shown that the estimated parameters are unreliable with only 100 trials. To overcome this limitation, we used 3 versions of the IGT with 100 trials each. The 2 advantageous decks changed between versions. Simulations revealed that a modelling based on the 3 versions allowed a more precise estimation of the parameters. As an application, </text:span><text:span text:style-name="T4">we modelled choices of <text:s/>adults who completed the 3 IGT versions successively and the UPPS impulsivity questionnaire. The 3 parameters were estimated for each participant and correlated with their score of impulsivity. </text:span><text:span text:style-name="T1"><text:s/></text:span><text:span text:style-name="T4">Results revealed that the sensitivity to reward parameter correlated with one aspect of impulsivity: the tendency to act without thinking (lack of premeditation). </text:span><text:span text:style-name="T1">It is concluded that repeated measurement on the IGT improves the modelling of decision-making </text:span><text:span text:style-name="T4">and that lack of premeditation is related to higher sensitivity to reward on the IG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Courier New'"/>
    <style:font-face style:name="Bitstream Vera Sans" svg:font-family="'Bitstream Vera Sans'" style:font-pitch="variable"/>
    <style:font-face style:name="Luxi Sans" svg:font-family="'Luxi Sans'" style:font-pitch="variable"/>
    <style:font-face style:name="Nimbus Roman No9 L" svg:font-family="'Nimbus Roman No9 L', 'Times New Roman'"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en" fo:country="US" style:font-name-asian="Bitstream Vera Sans" style:font-size-asian="12pt" style:font-name-complex="Luxi 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xi Sans" style:font-size-asian="14pt" style:font-name-complex="Luxi Sans" style:font-size-complex="14pt"/>
    </style:style>
    <style:style style:name="List" style:family="paragraph" style:parent-style-name="Text_20_body" style:class="list">
      <style:text-properties style:font-name-complex="Luxi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xi Sans" style:font-size-complex="12pt" style:font-style-complex="italic"/>
    </style:style>
    <style:style style:name="Index" style:family="paragraph" style:parent-style-name="Standard" style:class="index">
      <style:paragraph-properties text:number-lines="false" text:line-number="0"/>
      <style:text-properties style:font-name-complex="Luxi Sans"/>
    </style:style>
    <style:style style:name="Numbering_20_Symbols" style:display-name="Numbering Symbols" style:family="text"/>
    <style:style style:name="Police_20_par_20_défaut" style:display-name="Police par défaut" style:family="text"/>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lpine Brain Imaging Meeting 2005:</dc:title>
    <meta:initial-creator>M.G.</meta:initial-creator>
    <meta:creation-date>2006-12-15T16:54:00</meta:creation-date>
    <dc:date>2006-12-15T18:19:20</dc:date>
    <meta:print-date>2006-12-15T18:07:49</meta:print-date>
    <dc:language>en-US</dc:language>
    <meta:editing-cycles>5</meta:editing-cycles>
    <meta:editing-duration>PT33M20S</meta:editing-duration>
    <meta:user-defined meta:name="Info 1"/>
    <meta:user-defined meta:name="Info 2"/>
    <meta:user-defined meta:name="Info 3"/>
    <meta:user-defined meta:name="Info 4"/>
    <meta:document-statistic meta:table-count="0" meta:image-count="0" meta:object-count="0" meta:page-count="1" meta:paragraph-count="8" meta:word-count="307" meta:character-count="2023"/>
  </office:meta>
</office:document-meta>
</file>